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Standard" style:list-style-name="L5"/>
    <style:style style:name="P7" style:family="paragraph" style:parent-style-name="Text_20_body" style:list-style-name="L1">
      <style:text-properties officeooo:rsid="002308ae" officeooo:paragraph-rsid="002308ae"/>
    </style:style>
    <style:style style:name="P8" style:family="paragraph" style:parent-style-name="Text_20_body" style:list-style-name="L2">
      <style:text-properties officeooo:rsid="002308ae" officeooo:paragraph-rsid="002308ae"/>
    </style:style>
    <style:style style:name="P9" style:family="paragraph" style:parent-style-name="Text_20_body" style:list-style-name="L2">
      <style:text-properties officeooo:rsid="002308ae" officeooo:paragraph-rsid="002e7028"/>
    </style:style>
    <style:style style:name="P10" style:family="paragraph" style:parent-style-name="Text_20_body" style:list-style-name="L2">
      <style:text-properties officeooo:rsid="002308ae" officeooo:paragraph-rsid="00310b89"/>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style style:name="P15" style:family="paragraph" style:parent-style-name="Text_20_body" style:list-style-name="L2">
      <style:text-properties officeooo:paragraph-rsid="002e7028"/>
    </style:style>
    <style:style style:name="P16" style:family="paragraph" style:parent-style-name="Text_20_body" style:list-style-name="L2">
      <style:text-properties officeooo:rsid="0026124e" officeooo:paragraph-rsid="0026124e"/>
    </style:style>
    <style:style style:name="P17" style:family="paragraph" style:parent-style-name="Text_20_body" style:list-style-name="L2">
      <style:text-properties officeooo:rsid="0026124e" officeooo:paragraph-rsid="0028b9b5"/>
    </style:style>
    <style:style style:name="P18" style:family="paragraph" style:parent-style-name="Text_20_body" style:list-style-name="L2">
      <style:text-properties officeooo:rsid="002b8f26" officeooo:paragraph-rsid="002b8f26"/>
    </style:style>
    <style:style style:name="P19" style:family="paragraph" style:parent-style-name="Text_20_body" style:list-style-name="L2">
      <style:text-properties officeooo:rsid="002b8f26" officeooo:paragraph-rsid="002cc46d"/>
    </style:style>
    <style:style style:name="P20" style:family="paragraph" style:parent-style-name="Text_20_body" style:list-style-name="L2">
      <style:text-properties officeooo:rsid="002b8f26" officeooo:paragraph-rsid="002e7028"/>
    </style:style>
    <style:style style:name="P21" style:family="paragraph" style:parent-style-name="Text_20_body" style:list-style-name="L2">
      <style:text-properties officeooo:rsid="002b8f26" officeooo:paragraph-rsid="00310b89"/>
    </style:style>
    <style:style style:name="P22" style:family="paragraph" style:parent-style-name="Text_20_body" style:list-style-name="L2">
      <style:text-properties officeooo:rsid="00310b89" officeooo:paragraph-rsid="00310b89"/>
    </style:style>
    <style:style style:name="P23" style:family="paragraph" style:parent-style-name="Text_20_body" style:list-style-name="L3">
      <style:text-properties officeooo:rsid="0045ba81" officeooo:paragraph-rsid="0045ba81"/>
    </style:style>
    <style:style style:name="P24" style:family="paragraph" style:parent-style-name="Text_20_body" style:list-style-name="L4">
      <style:text-properties officeooo:rsid="0035c358" officeooo:paragraph-rsid="0035c358"/>
    </style:style>
    <style:style style:name="P25" style:family="paragraph" style:parent-style-name="Text_20_body" style:list-style-name="L4">
      <style:text-properties fo:font-weight="bold" officeooo:rsid="0035c358" officeooo:paragraph-rsid="0035c358" style:font-weight-asian="bold" style:font-weight-complex="bold"/>
    </style:style>
    <style:style style:name="P26" style:family="paragraph" style:parent-style-name="Text_20_body" style:list-style-name="L4">
      <style:text-properties fo:font-weight="bold" officeooo:rsid="003753eb" officeooo:paragraph-rsid="003753eb" style:font-weight-asian="bold" style:font-weight-complex="bold"/>
    </style:style>
    <style:style style:name="P27" style:family="paragraph" style:parent-style-name="Text_20_body" style:list-style-name="L5">
      <style:text-properties fo:font-weight="bold" officeooo:rsid="004021cf" officeooo:paragraph-rsid="004021cf" style:font-weight-asian="bold" style:font-weight-complex="bold"/>
    </style:style>
    <style:style style:name="P28" style:family="paragraph" style:parent-style-name="Text_20_body" style:list-style-name="L5">
      <style:text-properties fo:font-weight="bold" officeooo:rsid="0044a499" officeooo:paragraph-rsid="0044a499" style:font-weight-asian="bold" style:font-weight-complex="bold"/>
    </style:style>
    <style:style style:name="P29" style:family="paragraph" style:parent-style-name="Text_20_body" style:list-style-name="L5">
      <style:text-properties fo:font-weight="bold" officeooo:rsid="0046cf08" officeooo:paragraph-rsid="0046cf08" style:font-weight-asian="bold" style:font-weight-complex="bold"/>
    </style:style>
    <style:style style:name="P30" style:family="paragraph" style:parent-style-name="Text_20_body" style:list-style-name="L5">
      <style:text-properties fo:font-weight="bold" officeooo:rsid="0046cf08" officeooo:paragraph-rsid="004832e5" style:font-weight-asian="bold" style:font-weight-complex="bold"/>
    </style:style>
    <style:style style:name="P31" style:family="paragraph" style:parent-style-name="Text_20_body" style:list-style-name="L4">
      <style:text-properties fo:font-weight="normal" officeooo:rsid="003753eb" officeooo:paragraph-rsid="003753eb" style:font-weight-asian="normal" style:font-weight-complex="normal"/>
    </style:style>
    <style:style style:name="P32" style:family="paragraph" style:parent-style-name="Text_20_body" style:list-style-name="L5">
      <style:text-properties fo:font-weight="normal" officeooo:rsid="0044a499" officeooo:paragraph-rsid="0044a499" style:font-weight-asian="normal" style:font-weight-complex="normal"/>
    </style:style>
    <style:style style:name="P33" style:family="paragraph" style:parent-style-name="Text_20_body" style:list-style-name="L4">
      <style:text-properties style:font-name="Times New Roman" fo:font-weight="normal" officeooo:rsid="003753eb" officeooo:paragraph-rsid="003753eb" style:font-weight-asian="normal" style:font-weight-complex="normal"/>
    </style:style>
    <style:style style:name="P34" style:family="paragraph" style:parent-style-name="Text_20_body" style:list-style-name="L4">
      <style:text-properties style:font-name="Times New Roman" fo:font-weight="normal" officeooo:rsid="0045ba81" officeooo:paragraph-rsid="0045ba81" style:font-weight-asian="normal" style:font-weight-complex="normal"/>
    </style:style>
    <style:style style:name="P35" style:family="paragraph" style:parent-style-name="Text_20_body" style:list-style-name="L5">
      <style:text-properties officeooo:rsid="004021cf" officeooo:paragraph-rsid="004021cf"/>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fo:font-weight="bold" officeooo:rsid="0044a499" style:font-weight-asian="bold" style:font-weight-complex="bold"/>
    </style:style>
    <style:style style:name="T8" style:family="text">
      <style:text-properties officeooo:rsid="0026e069"/>
    </style:style>
    <style:style style:name="T9" style:family="text">
      <style:text-properties officeooo:rsid="0028b9b5"/>
    </style:style>
    <style:style style:name="T10" style:family="text">
      <style:text-properties officeooo:rsid="002cc46d"/>
    </style:style>
    <style:style style:name="T11" style:family="text">
      <style:text-properties fo:font-weight="normal" style:font-weight-asian="normal" style:font-weight-complex="normal"/>
    </style:style>
    <style:style style:name="T12" style:family="text">
      <style:text-properties fo:font-weight="normal" officeooo:rsid="002e7028" style:font-weight-asian="normal" style:font-weight-complex="normal"/>
    </style:style>
    <style:style style:name="T13" style:family="text">
      <style:text-properties fo:font-weight="normal" officeooo:rsid="00310b89" style:font-weight-asian="normal" style:font-weight-complex="normal"/>
    </style:style>
    <style:style style:name="T14" style:family="text">
      <style:text-properties fo:font-weight="normal" officeooo:rsid="00328f7f" style:font-weight-asian="normal" style:font-weight-complex="normal"/>
    </style:style>
    <style:style style:name="T15" style:family="text">
      <style:text-properties fo:font-weight="normal" officeooo:rsid="004123f2" style:font-weight-asian="normal" style:font-weight-complex="normal"/>
    </style:style>
    <style:style style:name="T16" style:family="text">
      <style:text-properties fo:font-weight="normal" officeooo:rsid="00414be7" style:font-weight-asian="normal" style:font-weight-complex="normal"/>
    </style:style>
    <style:style style:name="T17" style:family="text">
      <style:text-properties fo:font-weight="normal" officeooo:rsid="00445d19" style:font-weight-asian="normal" style:font-weight-complex="normal"/>
    </style:style>
    <style:style style:name="T18" style:family="text">
      <style:text-properties fo:font-weight="normal" officeooo:rsid="0044a499" style:font-weight-asian="normal" style:font-weight-complex="normal"/>
    </style:style>
    <style:style style:name="T19" style:family="text">
      <style:text-properties fo:font-weight="normal" officeooo:rsid="004021cf" style:font-weight-asian="normal" style:font-weight-complex="normal"/>
    </style:style>
    <style:style style:name="T20" style:family="text">
      <style:text-properties fo:font-weight="normal" officeooo:rsid="004832e5" style:font-weight-asian="normal" style:font-weight-complex="normal"/>
    </style:style>
    <style:style style:name="T21" style:family="text">
      <style:text-properties style:font-name="Courier New" fo:font-weight="normal" style:font-weight-asian="normal" style:font-weight-complex="normal"/>
    </style:style>
    <style:style style:name="T22" style:family="text">
      <style:text-properties style:font-name="Times New Roman" fo:font-weight="normal" style:font-weight-asian="normal" style:font-weight-complex="normal"/>
    </style:style>
    <style:style style:name="T23" style:family="text">
      <style:text-properties officeooo:rsid="0044a499"/>
    </style:style>
    <style:style style:name="T24" style:family="text">
      <style:text-properties officeooo:rsid="004021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3549869142337879912" text:style-name="L1">
        <text:list-item>
          <text:p text:style-name="P7">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7">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7">Code de César :</text:p>
          <text:list>
            <text:list-item>
              <text:p text:style-name="P13">Le code de César a été fait dans la partie « chiffrement par substitution » car il était demandé là aussi</text:p>
            </text:list-item>
          </text:list>
        </text:list-item>
        <text:list-item>
          <text:p text:style-name="P7">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8421269461228190627" text:style-name="L2">
        <text:list-item>
          <text:p text:style-name="P8">Substitution :</text:p>
          <text:list>
            <text:list-item>
              <text:p text:style-name="P16"><text:span text:style-name="T5">Lieu</text:span> : <text:bookmark-start text:name="__DdeLink__177_1388829221"/><text:span text:style-name="T2">Cryptographie/</text:span>AgeClassique/<text:bookmark-end text:name="__DdeLink__177_1388829221"/>chiffrement_subtitution.py</text:p>
            </text:list-item>
            <text:list-item>
              <text:p text:style-name="P17"><text:soft-page-break/><text:span text:style-name="T5">Description</text:span> : contient plusieurs algorithme sur le chiffrement par <text:span text:style-name="T9">substitution</text:span> <text:span text:style-name="T8">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8">Transposition :</text:p>
          <text:list>
            <text:list-item>
              <text:p text:style-name="P18"><text:bookmark-start text:name="__DdeLink__179_1388829221"/><text:span text:style-name="T5">Lieu</text:span> : <text:span text:style-name="T2">Cryptographie/AgeClassique/</text:span>chiffrement_transposition.py</text:p>
            </text:list-item>
            <text:list-item>
              <text:p text:style-name="P18"><text:span text:style-name="T5">Description</text:span> : contient les algorithmes traitant du chiffrement par transposition<text:bookmark-end text:name="__DdeLink__179_1388829221"/></text:p>
            </text:list-item>
          </text:list>
        </text:list-item>
        <text:list-item>
          <text:p text:style-name="P8">Vigenère :</text:p>
          <text:list>
            <text:list-item>
              <text:p text:style-name="P18"><text:bookmark-start text:name="__DdeLink__181_1388829221"/><text:span text:style-name="T5">Lieu</text:span> : <text:span text:style-name="T2">Cryptographie/AgeClassique/</text:span>chiffre_vigenere.py</text:p>
            </text:list-item>
            <text:list-item>
              <text:p text:style-name="P18"><text:span text:style-name="T5">Description</text:span> : contient l’algorithme du chiffre de Vigenère<text:bookmark-end text:name="__DdeLink__181_1388829221"/></text:p>
            </text:list-item>
          </text:list>
        </text:list-item>
        <text:list-item>
          <text:p text:style-name="P8">Babbage :</text:p>
        </text:list-item>
        <text:list-item>
          <text:p text:style-name="P8">Vernam :</text:p>
          <text:list>
            <text:list-item>
              <text:p text:style-name="P19"><text:span text:style-name="T5">Lieu</text:span> : <text:span text:style-name="T2">Cryptographie/AgeClassique/vernam</text:span>py</text:p>
            </text:list-item>
            <text:list-item>
              <text:p text:style-name="P19"><text:span text:style-name="T5">Description</text:span> : contient l’algorithme d<text:span text:style-name="T10">e Vernam</text:span></text:p>
            </text:list-item>
          </text:list>
        </text:list-item>
      </text:list>
      <text:h text:style-name="Heading_20_2" text:outline-level="2">S3 Nombres premiers</text:h>
      <text:list xml:id="list154757286300340" text:continue-numbering="true" text:style-name="L2">
        <text:list-item>
          <text:p text:style-name="P8">Théorème et conjecture :</text:p>
          <text:list>
            <text:list-item>
              <text:p text:style-name="P20"><text:bookmark-start text:name="__DdeLink__183_1388829221"/><text:span text:style-name="T5">Lieu</text:span> : <text:span text:style-name="T2">Cryptographie/NombrePremier/Les_nombres_premiers</text:span>.py</text:p>
            </text:list-item>
            <text:list-item>
              <text:p text:style-name="P15"><text:span text:style-name="T6">Description : </text:span><text:span text:style-name="T12">algorithme de la crible d’E</text:span><text:span text:style-name="T16">r</text:span><text:span text:style-name="T12">asthothène, des nombres pr</text:span><text:span text:style-name="T16">e</text:span><text:span text:style-name="T12">miers jumeaux et colorisations d</text:span><text:span text:style-name="T11">es nombres premiers faisant partie d'une progression arithmétique d'au moins trois termes.</text:span><text:bookmark-end text:name="__DdeLink__183_1388829221"/></text:p>
            </text:list-item>
          </text:list>
        </text:list-item>
        <text:list-item>
          <text:p text:style-name="P8">Outils arithmétiques :</text:p>
          <text:list>
            <text:list-item>
              <text:p text:style-name="P20"><text:span text:style-name="T5">Lieu</text:span> : <text:span text:style-name="T2">Cryptographie/NombrePremier/outils_arithmetique</text:span>.py</text:p>
            </text:list-item>
            <text:list-item>
              <text:p text:style-name="P9"><text:span text:style-name="T6">Description : </text:span><text:span text:style-name="T12">calcul du PGCD, PPCM et de puissance</text:span></text:p>
            </text:list-item>
          </text:list>
        </text:list-item>
        <text:list-item>
          <text:p text:style-name="P8">Tests de primalité :</text:p>
          <text:list>
            <text:list-item>
              <text:p text:style-name="P20"><text:bookmark-start text:name="__DdeLink__185_1388829221"/><text:span text:style-name="T5">Lieu</text:span> : <text:span text:style-name="T2">Cryptographie/NombrePremier/test_primalite</text:span>.py</text:p>
            </text:list-item>
            <text:list-item>
              <text:p text:style-name="P9"><text:span text:style-name="T6">Description : </text:span><text:span text:style-name="T12">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8">Répartition :</text:p>
          <text:list>
            <text:list-item>
              <text:p text:style-name="P21"><text:soft-page-break/><text:span text:style-name="T5">Lieu</text:span> : <text:span text:style-name="T2">Cryptographie/NombrePremier/repartion_nbr_premiers</text:span>.py</text:p>
            </text:list-item>
            <text:list-item>
              <text:p text:style-name="P10"><text:span text:style-name="T6">Description : </text:span><text:span text:style-name="T13">algorithme permettant d’afficher une spirale qui nous montre la répartition <text:s/>des nombres premiers</text:span></text:p>
            </text:list-item>
          </text:list>
        </text:list-item>
        <text:list-item>
          <text:p text:style-name="P8">Formules :</text:p>
          <text:list>
            <text:list-item>
              <text:p text:style-name="P22">Il n’ y a pas de tp pour cette partie </text:p>
            </text:list-item>
          </text:list>
        </text:list-item>
        <text:list-item>
          <text:p text:style-name="P14">Fermat et Mersenne :</text:p>
          <text:list>
            <text:list-item>
              <text:p text:style-name="P14"><text:span text:style-name="T5">Lieu</text:span> : <text:span text:style-name="T2">Cryptographie/NombrePremier/fermat_mersenne</text:span>.py</text:p>
            </text:list-item>
            <text:list-item>
              <text:p text:style-name="P14">Description : <text:span text:style-name="T14">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list xml:id="list1590541511526190400" text:style-name="L3">
        <text:list-item>
          <text:p text:style-name="P23">RSA :</text:p>
          <text:list>
            <text:list-item>
              <text:p text:style-name="P23"><text:span text:style-name="T5">Lieu</text:span> : Cryptographie/NombrePremier/largeprime.py</text:p>
            </text:list-item>
            <text:list-item>
              <text:p text:style-name="P23"><text:span text:style-name="T5">Description</text:span> : mise en place du RSA, le chiffrement est fait mais pas le déchiffrement.</text:p>
            </text:list-item>
          </text:list>
        </text:list-item>
      </text:list>
      <text:list xml:id="list8415510071852684856" text:style-name="L4">
        <text:list-item>
          <text:p text:style-name="P24">El Gamal :</text:p>
          <text:list>
            <text:list-item>
              <text:p text:style-name="P25">Lieu :<text:span text:style-name="T11"> Cryptographie/CryptoAsym/ElGamal.py</text:span></text:p>
            </text:list-item>
            <text:list-item>
              <text:p text:style-name="P26">Description :<text:span text:style-name="T11"> Mise en place du chiffrement d’El Gamal. Celui-ci ne fonctionne que pour des nombres à petits chiffres (à deux chiffres dans les tests) dans ce qui a été produits. De plus, trois résultats sont actuellement possibles :</text:span></text:p>
              <text:list>
                <text:list-item>
                  <text:p text:style-name="P31">le succès de l’exécution ;</text:p>
                </text:list-item>
                <text:list-item>
                  <text:p text:style-name="P26"><text:span text:style-name="T11">l’échec de l’exécution (se traduit par une exception du fait que </text:span><text:span text:style-name="T21">g</text:span><text:span text:style-name="T22"> reste à </text:span><text:span text:style-name="T21">None</text:span><text:span text:style-name="T22">) ;</text:span></text:p>
                </text:list-item>
                <text:list-item>
                  <text:p text:style-name="P33">le programme s’exécute à l’infinie (ou tout du moins, pas dans un temps satisfaisant).</text:p>
                </text:list-item>
              </text:list>
            </text:list-item>
          </text:list>
        </text:list-item>
        <text:list-item>
          <text:p text:style-name="P34">Deffie Helman :</text:p>
          <text:list>
            <text:list-item>
              <text:p text:style-name="P34"><text:span text:style-name="T5">Lieu</text:span> : Ctyptograhie/CryptoAsym/DeffieHelman.py</text:p>
            </text:list-item>
            <text:list-item>
              <text:p text:style-name="P34"><text:span text:style-name="T5">Description</text:span> : mise en place du protocole Deffie Helman. Tout n’est pas fait.</text:p>
            </text:list-item>
          </text:list>
        </text:list-item>
      </text:list>
      <text:h text:style-name="Heading_20_2" text:outline-level="2">S6 Fonctions de Hachages</text:h>
      <text:list xml:id="list4460385014934888904" text:style-name="L5">
        <text:list-item>
          <text:p text:style-name="P35">SHA1 :</text:p>
          <text:list>
            <text:list-item>
              <text:p text:style-name="P27">Lieu : <text:span text:style-name="T11">Cryptographie/FctHachage/SHA-1.py</text:span></text:p>
            </text:list-item>
            <text:list-item>
              <text:p text:style-name="P27">Description : <text:bookmark-start text:name="__DdeLink__320_825762513"/><text:span text:style-name="T11">Implémentation du code de hachage </text:span><text:span text:style-name="T18">SHA-1</text:span><text:span text:style-name="T11">. </text:span><text:bookmark-end text:name="__DdeLink__320_825762513"/><text:span text:style-name="T15">On compare ensuite le résultat </text:span><text:span text:style-name="T18">à</text:span><text:span text:style-name="T15"> la fonction </text:span><text:span text:style-name="T17">sha1</text:span><text:span text:style-name="T15"> de python.</text:span></text:p>
            </text:list-item>
          </text:list>
        </text:list-item>
        <text:list-item>
          <text:p text:style-name="P29"><text:soft-page-break/><text:span text:style-name="T15">S</text:span><text:span text:style-name="T11">HA256 :</text:span></text:p>
          <text:list>
            <text:list-item>
              <text:p text:style-name="P29">Lieu<text:span text:style-name="T11"> : </text:span><text:span text:style-name="T19">Cryptographie/FctHachage/SHA-</text:span><text:span text:style-name="T11">256</text:span><text:span text:style-name="T19">.py</text:span></text:p>
            </text:list-item>
            <text:list-item>
              <text:p text:style-name="P30"><text:span text:style-name="T24">D</text:span>escription<text:span text:style-name="T11"> : </text:span><text:span text:style-name="T19">Implémentation du code de hachage </text:span><text:span text:style-name="T18">SHA-</text:span><text:span text:style-name="T11">256</text:span><text:span text:style-name="T19">. </text:span><text:span text:style-name="T11">Erreur :</text:span></text:p>
              <text:p text:style-name="P30"><text:span text:style-name="T20">TypeError: a bytes-like object is required, not 'str'</text:span><text:span text:style-name="T19"> </text:span></text:p>
            </text:list-item>
          </text:list>
        </text:list-item>
        <text:list-item>
          <text:p text:style-name="P28"><text:span text:style-name="T15">M</text:span><text:span text:style-name="T11">D5 :</text:span></text:p>
          <text:list>
            <text:list-item>
              <text:p text:style-name="P32"><text:span text:style-name="T5">Lieu</text:span> : Cryptographie/FctHachage/MD5.py</text:p>
            </text:list-item>
            <text:list-item>
              <text:p text:style-name="P6"><text:span text:style-name="T7">Description</text:span><text:span text:style-name="T18"> : Implémentation du code de hachage MD5. On compare ensuite le résultat à la fonction</text:span> <text:span text:style-name="T23">md5 de python. Ne fonctionne pas correctement.</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4-01T15:47:56.370354611</dc:date>
    <meta:editing-duration>PT10H8M19S</meta:editing-duration>
    <meta:editing-cycles>23</meta:editing-cycles>
    <meta:generator>LibreOffice/5.1.6.2$Linux_X86_64 LibreOffice_project/10m0$Build-2</meta:generator>
    <meta:document-statistic meta:table-count="0" meta:image-count="0" meta:object-count="0" meta:page-count="4" meta:paragraph-count="72" meta:word-count="775" meta:character-count="4952" meta:non-whitespace-character-count="4197"/>
  </office:meta>
</office:document-meta>
</file>